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5">
      <style:graphic-properties draw:fill="none" draw:stroke="solid" svg:stroke-width="0.01042in" svg:stroke-color="#d34817" draw:marker-start="a943" draw:marker-end="a944" svg:stroke-opacity="100%" svg:stroke-linecap="butt"/>
    </style:style>
    <style:style style:family="graphic" style:name="a948">
      <style:graphic-properties draw:fill="none" draw:stroke="solid" svg:stroke-width="0.01042in" svg:stroke-color="#d34817" draw:marker-start="a946" draw:marker-end="a947" svg:stroke-opacity="100%" svg:stroke-linecap="butt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1042in" svg:stroke-color="#d34817" draw:marker-start="a949" draw:marker-end="a950" svg:stroke-opacity="100%" svg:stroke-linecap="butt"/>
    </style:style>
    <style:style style:family="graphic" style:name="a954">
      <style:graphic-properties draw:fill="none" draw:stroke="solid" svg:stroke-width="0.01042in" svg:stroke-color="#d34817" draw:marker-start="a952" draw:marker-end="a953" svg:stroke-opacity="100%" svg:stroke-linecap="butt"/>
    </style:style>
    <style:style style:family="graphic" style:name="a957">
      <style:graphic-properties draw:fill="none" draw:stroke="solid" svg:stroke-width="0.01042in" svg:stroke-color="#d34817" draw:marker-start="a955" draw:marker-end="a956" svg:stroke-opacity="100%" svg:stroke-linecap="butt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solid" svg:stroke-width="0.01042in" svg:stroke-color="#d34817" draw:marker-start="a841" draw:marker-end="a842" svg:stroke-opacity="100%" svg:stroke-linecap="butt"/>
    </style:style>
    <style:style style:family="graphic" style:name="a846">
      <style:graphic-properties draw:fill="none" draw:stroke="solid" svg:stroke-width="0.01042in" svg:stroke-color="#d34817" draw:marker-start="a844" draw:marker-end="a845" svg:stroke-opacity="100%" svg:stroke-linecap="butt"/>
    </style:style>
    <style:style style:family="graphic" style:name="a849">
      <style:graphic-properties draw:fill="none" draw:stroke="solid" svg:stroke-width="0.01042in" svg:stroke-color="#d34817" draw:marker-start="a847" draw:marker-end="a848" svg:stroke-opacity="100%" svg:stroke-linecap="butt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draw:fill="none" draw:stroke="solid" svg:stroke-width="0.01042in" svg:stroke-color="#d34817" draw:marker-start="a998" draw:marker-end="a999" svg:stroke-opacity="100%" svg:stroke-linecap="butt"/>
    </style:style>
    <style:style style:family="graphic" style:name="a1003">
      <style:graphic-properties draw:fill="none" draw:stroke="solid" svg:stroke-width="0.01042in" svg:stroke-color="#d34817" draw:marker-start="a1001" draw:marker-end="a1002" svg:stroke-opacity="100%" svg:stroke-linecap="butt"/>
    </style:style>
    <style:style style:family="graphic" style:name="a852">
      <style:graphic-properties draw:fill="none" draw:stroke="solid" svg:stroke-width="0.01042in" svg:stroke-color="#d34817" draw:marker-start="a850" draw:marker-end="a851" svg:stroke-opacity="100%" svg:stroke-linecap="butt"/>
    </style:style>
    <style:style style:family="graphic" style:name="a855">
      <style:graphic-properties draw:fill="none" draw:stroke="solid" svg:stroke-width="0.01042in" svg:stroke-color="#d34817" draw:marker-start="a853" draw:marker-end="a854" svg:stroke-opacity="100%" svg:stroke-linecap="butt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01">
      <style:graphic-properties draw:fill="none" draw:stroke="solid" svg:stroke-width="0.01042in" svg:stroke-color="#d34817" draw:marker-start="a899" draw:marker-end="a900" svg:stroke-opacity="100%" svg:stroke-linecap="butt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1042in" svg:stroke-color="#d34817" draw:marker-start="a987" draw:marker-end="a988" svg:stroke-opacity="100%" svg:stroke-linecap="butt"/>
    </style:style>
    <style:style style:family="paragraph" style:name="a8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91">
      <style:graphic-properties draw:fill="none" draw:stroke="solid" svg:stroke-width="0.01042in" svg:stroke-color="#d34817" draw:marker-end="a990" svg:stroke-opacity="100%" svg:stroke-linecap="but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draw:fill="none" draw:stroke="solid" svg:stroke-width="0.01042in" svg:stroke-color="#d34817" draw:marker-start="a992" draw:marker-end="a993" svg:stroke-opacity="100%" svg:stroke-linecap="butt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draw:fill="none" draw:stroke="solid" svg:stroke-width="0.01042in" svg:stroke-color="#d34817" draw:marker-start="a995" draw:marker-end="a996" svg:stroke-opacity="100%" svg:stroke-linecap="butt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draw:fill="none" draw:stroke="solid" svg:stroke-width="0.01042in" svg:stroke-color="#d34817" draw:marker-start="a885" draw:marker-end="a886" svg:stroke-opacity="100%" svg:stroke-linecap="butt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draw:fill="none" draw:stroke="solid" svg:stroke-width="0.01042in" svg:stroke-color="#d34817" draw:marker-end="a888" svg:stroke-opacity="100%" svg:stroke-linecap="butt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69646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draw:fill="none" draw:stroke="solid" svg:stroke-width="0.01042in" svg:stroke-color="#d34817" draw:marker-start="a890" draw:marker-end="a891" svg:stroke-opacity="100%" svg:stroke-linecap="butt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solid" svg:stroke-width="0.01042in" svg:stroke-color="#d34817" draw:marker-start="a893" draw:marker-end="a894" svg:stroke-opacity="100%" svg:stroke-linecap="butt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draw:fill="none" draw:stroke="solid" svg:stroke-width="0.01042in" svg:stroke-color="#d34817" draw:marker-start="a896" draw:marker-end="a897" svg:stroke-opacity="100%" svg:stroke-linecap="butt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d34817" draw:opacity="100%" draw:stroke="solid" svg:stroke-width="0.01528in" svg:stroke-color="#9b320e" svg:stroke-opacity="100%" svg:stroke-linecap="butt" draw:auto-grow-width="false" draw:auto-grow-height="false"/>
      <style:paragraph-properties style:font-independent-line-spacing="true" style:writing-mode="lr-tb"/>
    </style:style>
    <text:list-style style:name="a80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79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80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79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75" draw:master-page-name="Master1-Layout1-title-Otsikkodia" presentation:presentation-page-layout-name="Master1-PPL1" draw:id="Slide-256">
        <draw:frame draw:id="id91" presentation:style-name="a779" draw:name="Otsikko 1" svg:x="1.38in" svg:y="0.83in" svg:width="10.3in" svg:height="4.42in" presentation:class="title" presentation:placeholder="false">
          <draw:text-box>
            <text:p text:style-name="a778" text:class-names="" text:cond-style-name=""><text:span text:style-name="a776" text:class-names="">Textgame</text:span><text:span text:style-name="a777" text:class-names=""/></text:p>
          </draw:text-box>
          <svg:title/>
          <svg:desc/>
        </draw:frame>
        <draw:frame draw:id="id92" presentation:style-name="a780" draw:name="Alaotsikko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" draw:style-name="a781" draw:master-page-name="Master1-Layout2-obj-Otsikko-ja-sisältö" presentation:presentation-page-layout-name="Master1-PPL2" draw:id="Slide-259">
        <draw:frame draw:id="id93" presentation:style-name="a787" draw:name="Otsikko 1" svg:x="1.38in" svg:y="0.32174in" svg:width="10.6in" svg:height="1.52791in" presentation:class="title" presentation:placeholder="false">
          <draw:text-box>
            <text:p text:style-name="a786" text:class-names="" text:cond-style-name=""><text:span text:style-name="a782" text:class-names="">Game</text:span><text:span text:style-name="a783" text:class-names=""><text:s text:c="1"/></text:span><text:span text:style-name="a784" text:class-names="">plan</text:span><text:span text:style-name="a785" text:class-names=""/></text:p>
          </draw:text-box>
          <svg:title/>
          <svg:desc/>
        </draw:frame>
        <draw:frame draw:id="id94" presentation:style-name="a806" draw:name="Sisällön paikkamerkki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8" text:class-names="">Scenes</text:span><text:span text:style-name="a789" text:class-names="">: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2" text:class-names="">WAKEUP</text:span><text:span text:style-name="a793" text:class-names=""/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WANDER AROUND FACILITY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FIND THE BOSS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2" text:class-names="">ESCAP</text:span><text:span text:style-name="a803" text:class-names="">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807" draw:master-page-name="Master1-Layout2-obj-Otsikko-ja-sisältö" presentation:presentation-page-layout-name="Master1-PPL2" draw:id="Slide-257">
        <draw:frame draw:id="id95" presentation:style-name="a811" draw:name="Otsikko 1" svg:x="1.38in" svg:y="0.32174in" svg:width="10.6in" svg:height="1.52791in" presentation:class="title" presentation:placeholder="false">
          <draw:text-box>
            <text:p text:style-name="a810" text:class-names="" text:cond-style-name=""><text:span text:style-name="a808" text:class-names="">WakeUp</text:span><text:span text:style-name="a809" text:class-names=""/></text:p>
          </draw:text-box>
          <svg:title/>
          <svg:desc/>
        </draw:frame>
        <draw:custom-shape svg:x="0.57813in" svg:y="3.82813in" svg:width="1.79687in" svg:height="0.875in" draw:id="id96" draw:style-name="a815" draw:name="Suorakulmio: Pyöristetyt kulmat 3">
          <svg:title/>
          <svg:desc/>
          <text:p text:style-name="a814" text:class-names="" text:cond-style-name=""><text:span text:style-name="a812" text:class-names="">wakeup_0</text:span><text:span text:style-name="a8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2.92335in" svg:width="2.34376in" svg:height="0.76563in" draw:id="id97" draw:style-name="a821" draw:name="Suorakulmio: Pyöristetyt kulmat 4">
          <svg:title/>
          <svg:desc/>
          <text:p text:style-name="a820" text:class-names="" text:cond-style-name=""><text:span text:style-name="a816" text:class-names="">w</text:span><text:span text:style-name="a817" text:class-names="">akeup</text:span><text:span text:style-name="a818" text:class-names="">_ computer_0</text:span><text:span text:style-name="a8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3.88281in" svg:width="2.34375in" svg:height="0.76563in" draw:id="id98" draw:style-name="a826" draw:name="Suorakulmio: Pyöristetyt kulmat 5">
          <svg:title/>
          <svg:desc/>
          <text:p text:style-name="a825" text:class-names="" text:cond-style-name=""><text:span text:style-name="a822" text:class-names="">t</text:span><text:span text:style-name="a823" text:class-names="">ank_0</text:span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4.84714in" svg:width="2.34376in" svg:height="0.76563in" draw:id="id99" draw:style-name="a830" draw:name="Suorakulmio: Pyöristetyt kulmat 6">
          <svg:title/>
          <svg:desc/>
          <text:p text:style-name="a829" text:class-names="" text:cond-style-name=""><text:span text:style-name="a827" text:class-names="">Mirror_0</text:span><text:span text:style-name="a8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5.81146in" svg:width="2.34376in" svg:height="0.76563in" draw:id="id100" draw:style-name="a835" draw:name="Suorakulmio: Pyöristetyt kulmat 7">
          <svg:title/>
          <svg:desc/>
          <text:p text:style-name="a834" text:class-names="" text:cond-style-name=""><text:span text:style-name="a831" text:class-names="">t</text:span><text:span text:style-name="a832" text:class-names="">akeup_hand_0</text:span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1.96389in" svg:width="2.34376in" svg:height="0.76563in" draw:id="id101" draw:style-name="a840" draw:name="Suorakulmio: Pyöristetyt kulmat 8">
          <svg:title/>
          <svg:desc/>
          <text:p text:style-name="a839" text:class-names="" text:cond-style-name=""><text:span text:style-name="a836" text:class-names="">w</text:span><text:span text:style-name="a837" text:class-names="">akeup_cabinets_0</text:span><text:span text:style-name="a8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curve" svg:x1="2.90867in" svg:y1="3.77881in" draw:start-shape="id96" draw:start-glue-point="0" svg:x2="1.42725in" svg:y2="2.39602in" draw:end-shape="id101" draw:end-glue-point="3" draw:id="id102" draw:style-name="a843" draw:transform="translate(-2.16796in -3.08741in) rotate(-1.5708) translate(2.16796in 3.08741in)" draw:name="Yhdistin: Kaareva 17">
          <svg:title/>
          <svg:desc/>
        </draw:connector>
        <draw:connector draw:type="curve" svg:x1="2.42894in" svg:y1="4.25854in" draw:start-shape="id96" draw:start-glue-point="0" svg:x2="1.90698in" svg:y2="2.87575in" draw:end-shape="id97" draw:end-glue-point="3" draw:id="id103" draw:style-name="a846" draw:transform="translate(-2.16796in -3.56714in) rotate(-1.5708) translate(2.16796in 3.56714in)" draw:name="Yhdistin: Kaareva 20">
          <svg:title/>
          <svg:desc/>
        </draw:connector>
        <draw:connector draw:type="curve" svg:x1="2.375in" svg:y1="4.26563in" draw:start-shape="id96" draw:start-glue-point="1" svg:x2="2.85936in" svg:y2="4.27951in" draw:end-shape="id98" draw:end-glue-point="3" draw:id="id104" draw:style-name="a849" draw:name="Yhdistin: Kaareva 22">
          <svg:title/>
          <svg:desc/>
        </draw:connector>
        <draw:connector draw:type="curve" svg:x1="2.43137in" svg:y1="4.27514in" draw:start-shape="id96" draw:start-glue-point="2" svg:x2="1.90455in" svg:y2="5.65793in" draw:end-shape="id99" draw:end-glue-point="3" draw:id="id105" draw:style-name="a852" draw:transform="translate(-2.16796in -4.96654in) rotate(-4.71239) translate(2.16796in 4.96654in)" draw:name="Yhdistin: Kaareva 24">
          <svg:title/>
          <svg:desc/>
        </draw:connector>
        <draw:connector draw:type="curve" svg:x1="2.91353in" svg:y1="4.7573in" draw:start-shape="id96" draw:start-glue-point="2" svg:x2="1.42239in" svg:y2="6.14009in" draw:end-shape="id100" draw:end-glue-point="3" draw:id="id106" draw:style-name="a855" draw:transform="translate(-2.16796in -5.4487in) rotate(-4.71239) translate(2.16796in 5.4487in)" draw:name="Yhdistin: Kaareva 26">
          <svg:title/>
          <svg:desc/>
        </draw:connector>
        <draw:custom-shape svg:x="5.99482in" svg:y="3.85416in" svg:width="1.79687in" svg:height="0.875in" draw:id="id107" draw:style-name="a859" draw:name="Suorakulmio: Pyöristetyt kulmat 51">
          <svg:title/>
          <svg:desc/>
          <text:p text:style-name="a858" text:class-names="" text:cond-style-name=""><text:span text:style-name="a856" text:class-names="">wakeup_1</text:span><text:span text:style-name="a8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2.94939in" svg:width="2.34376in" svg:height="0.76563in" draw:id="id108" draw:style-name="a865" draw:name="Suorakulmio: Pyöristetyt kulmat 52">
          <svg:title/>
          <svg:desc/>
          <text:p text:style-name="a864" text:class-names="" text:cond-style-name=""><text:span text:style-name="a860" text:class-names="">w</text:span><text:span text:style-name="a861" text:class-names="">akeup</text:span><text:span text:style-name="a862" text:class-names="">_ computer_1</text:span><text:span text:style-name="a8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3.90885in" svg:width="2.34375in" svg:height="0.76563in" draw:id="id109" draw:style-name="a870" draw:name="Suorakulmio: Pyöristetyt kulmat 53">
          <svg:title/>
          <svg:desc/>
          <text:p text:style-name="a869" text:class-names="" text:cond-style-name=""><text:span text:style-name="a866" text:class-names="">t</text:span><text:span text:style-name="a867" text:class-names="">ank_1</text:span><text:span text:style-name="a8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4.87317in" svg:width="2.34376in" svg:height="0.76563in" draw:id="id110" draw:style-name="a874" draw:name="Suorakulmio: Pyöristetyt kulmat 54">
          <svg:title/>
          <svg:desc/>
          <text:p text:style-name="a873" text:class-names="" text:cond-style-name=""><text:span text:style-name="a871" text:class-names="">Mirror_1</text:span><text:span text:style-name="a8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5.8375in" svg:width="2.34376in" svg:height="0.76563in" draw:id="id111" draw:style-name="a879" draw:name="Suorakulmio: Pyöristetyt kulmat 55">
          <svg:title/>
          <svg:desc/>
          <text:p text:style-name="a878" text:class-names="" text:cond-style-name=""><text:span text:style-name="a875" text:class-names="">t</text:span><text:span text:style-name="a876" text:class-names="">akeup_hand_1</text:span><text:span text:style-name="a8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1.98993in" svg:width="2.34376in" svg:height="0.76563in" draw:id="id112" draw:style-name="a884" draw:name="Suorakulmio: Pyöristetyt kulmat 56">
          <svg:title/>
          <svg:desc/>
          <text:p text:style-name="a883" text:class-names="" text:cond-style-name=""><text:span text:style-name="a880" text:class-names="">w</text:span><text:span text:style-name="a881" text:class-names="">akeup_cabinets_1</text:span><text:span text:style-name="a8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curve" svg:x1="8.32537in" svg:y1="3.80485in" draw:start-shape="id107" draw:start-glue-point="0" svg:x2="6.84394in" svg:y2="2.42205in" draw:end-shape="id112" draw:end-glue-point="3" draw:id="id113" draw:style-name="a887" draw:transform="translate(-7.58465in -3.11345in) rotate(-1.5708) translate(7.58465in 3.11345in)" draw:name="Yhdistin: Kaareva 60">
          <svg:title/>
          <svg:desc/>
        </draw:connector>
        <draw:connector draw:type="line" svg:x1="5.20311in" svg:y1="3.30616in" draw:start-shape="id97" draw:start-glue-point="1" svg:x2="5.99482in" svg:y2="4.29166in" draw:end-shape="id107" draw:end-glue-point="3" draw:id="id114" draw:style-name="a889" draw:name="Suora nuoliyhdysviiva 62">
          <svg:title/>
          <svg:desc/>
        </draw:connector>
        <draw:connector draw:type="curve" svg:x1="6.89326in" svg:y1="3.85416in" draw:start-shape="id108" draw:start-glue-point="3" svg:x2="8.27605in" svg:y2="3.3322in" draw:end-shape="id107" draw:end-glue-point="0" draw:id="id115" draw:style-name="a892" draw:transform="translate(-7.58465in -3.59318in) rotate(-3.14159) translate(7.58465in 3.59318in)" draw:name="Yhdistin: Kaareva 64">
          <svg:title/>
          <svg:desc/>
        </draw:connector>
        <draw:connector draw:type="curve" svg:x1="7.79169in" svg:y1="4.29166in" draw:start-shape="id109" draw:start-glue-point="3" svg:x2="8.27605in" svg:y2="4.30555in" draw:end-shape="id107" draw:end-glue-point="1" draw:id="id116" draw:style-name="a895" draw:transform="translate(-8.03387in -4.29861in) rotate(-3.14159) translate(8.03387in 4.29861in)" draw:name="Yhdistin: Kaareva 65">
          <svg:title/>
          <svg:desc/>
        </draw:connector>
        <draw:connector draw:type="curve" svg:x1="6.89326in" svg:y1="4.72916in" draw:start-shape="id110" draw:start-glue-point="3" svg:x2="8.27605in" svg:y2="5.25599in" draw:end-shape="id107" draw:end-glue-point="2" draw:id="id117" draw:style-name="a898" draw:transform="translate(-7.58465in -4.99258in) rotate(-3.14159) translate(7.58465in 4.99258in)" draw:name="Yhdistin: Kaareva 68">
          <svg:title/>
          <svg:desc/>
        </draw:connector>
        <draw:connector draw:type="curve" svg:x1="6.89326in" svg:y1="4.72916in" draw:start-shape="id111" draw:start-glue-point="3" svg:x2="8.27605in" svg:y2="6.22031in" draw:end-shape="id107" draw:end-glue-point="2" draw:id="id118" draw:style-name="a901" draw:transform="translate(-7.58465in -5.47474in) rotate(-3.14159) translate(7.58465in 5.47474in)" draw:name="Yhdistin: Kaareva 71">
          <svg:title/>
          <svg:desc/>
        </draw:connector>
        <presentation:notes draw:style-name="a908">
          <draw:page-thumbnail draw:page-number="3" svg:x="0.75in" svg:y="1.25in" svg:width="6in" svg:height="3.375in" presentation:class="page" draw:id="id119" presentation:style-name="a902" draw:name="Dian kuvan paikkamerkki 1">
            <svg:title/>
            <svg:desc/>
          </draw:page-thumbnail>
          <draw:frame draw:id="id120" presentation:style-name="a903" draw:name="Huomautusten paikkamerkki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907" draw:name="Dian numeron paikkamerkki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  </draw:text-box>
            <svg:title/>
            <svg:desc/>
          </draw:frame>
        </presentation:notes>
      </draw:page>
      <draw:page draw:name="Slide3" draw:style-name="a909" draw:master-page-name="Master1-Layout2-obj-Otsikko-ja-sisältö" presentation:presentation-page-layout-name="Master1-PPL2" draw:id="Slide-258">
        <draw:frame draw:id="id122" presentation:style-name="a913" draw:name="Otsikko 1" svg:x="1.38in" svg:y="0.32174in" svg:width="10.6in" svg:height="1.52791in" presentation:class="title" presentation:placeholder="false">
          <draw:text-box>
            <text:p text:style-name="a912" text:class-names="" text:cond-style-name=""><text:span text:style-name="a910" text:class-names="">WakeUp</text:span><text:span text:style-name="a911" text:class-names=""/></text:p>
          </draw:text-box>
          <svg:title/>
          <svg:desc/>
        </draw:frame>
        <draw:custom-shape svg:x="0.57813in" svg:y="3.82813in" svg:width="1.79687in" svg:height="0.875in" draw:id="id123" draw:style-name="a917" draw:name="Suorakulmio: Pyöristetyt kulmat 4">
          <svg:title/>
          <svg:desc/>
          <text:p text:style-name="a916" text:class-names="" text:cond-style-name=""><text:span text:style-name="a914" text:class-names="">wakeup_0</text:span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2.92335in" svg:width="2.34376in" svg:height="0.76563in" draw:id="id124" draw:style-name="a923" draw:name="Suorakulmio: Pyöristetyt kulmat 5">
          <svg:title/>
          <svg:desc/>
          <text:p text:style-name="a922" text:class-names="" text:cond-style-name=""><text:span text:style-name="a918" text:class-names="">w</text:span><text:span text:style-name="a919" text:class-names="">akeup</text:span><text:span text:style-name="a920" text:class-names="">_ computer_0</text:span><text:span text:style-name="a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3.88281in" svg:width="2.34375in" svg:height="0.76563in" draw:id="id125" draw:style-name="a928" draw:name="Suorakulmio: Pyöristetyt kulmat 6">
          <svg:title/>
          <svg:desc/>
          <text:p text:style-name="a927" text:class-names="" text:cond-style-name=""><text:span text:style-name="a924" text:class-names="">t</text:span><text:span text:style-name="a925" text:class-names="">ank_0</text:span><text:span text:style-name="a9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4.84714in" svg:width="2.34376in" svg:height="0.76563in" draw:id="id126" draw:style-name="a932" draw:name="Suorakulmio: Pyöristetyt kulmat 7">
          <svg:title/>
          <svg:desc/>
          <text:p text:style-name="a931" text:class-names="" text:cond-style-name=""><text:span text:style-name="a929" text:class-names="">Mirror_0</text:span><text:span text:style-name="a9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5.81146in" svg:width="2.34376in" svg:height="0.76563in" draw:id="id127" draw:style-name="a937" draw:name="Suorakulmio: Pyöristetyt kulmat 8">
          <svg:title/>
          <svg:desc/>
          <text:p text:style-name="a936" text:class-names="" text:cond-style-name=""><text:span text:style-name="a933" text:class-names="">t</text:span><text:span text:style-name="a934" text:class-names="">akeup_hand_0</text:span><text:span text:style-name="a9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5936in" svg:y="1.96389in" svg:width="2.34376in" svg:height="0.76563in" draw:id="id128" draw:style-name="a942" draw:name="Suorakulmio: Pyöristetyt kulmat 9">
          <svg:title/>
          <svg:desc/>
          <text:p text:style-name="a941" text:class-names="" text:cond-style-name=""><text:span text:style-name="a938" text:class-names="">w</text:span><text:span text:style-name="a939" text:class-names="">akeup_cabinets_0</text:span><text:span text:style-name="a9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curve" svg:x1="2.90867in" svg:y1="3.77881in" draw:start-shape="id123" draw:start-glue-point="0" svg:x2="1.42725in" svg:y2="2.39602in" draw:end-shape="id128" draw:end-glue-point="3" draw:id="id129" draw:style-name="a945" draw:transform="translate(-2.16796in -3.08741in) rotate(-1.5708) translate(2.16796in 3.08741in)" draw:name="Yhdistin: Kaareva 10">
          <svg:title/>
          <svg:desc/>
        </draw:connector>
        <draw:connector draw:type="curve" svg:x1="2.42894in" svg:y1="4.25854in" draw:start-shape="id123" draw:start-glue-point="0" svg:x2="1.90698in" svg:y2="2.87575in" draw:end-shape="id124" draw:end-glue-point="3" draw:id="id130" draw:style-name="a948" draw:transform="translate(-2.16796in -3.56714in) rotate(-1.5708) translate(2.16796in 3.56714in)" draw:name="Yhdistin: Kaareva 11">
          <svg:title/>
          <svg:desc/>
        </draw:connector>
        <draw:connector draw:type="curve" svg:x1="2.375in" svg:y1="4.26563in" draw:start-shape="id123" draw:start-glue-point="1" svg:x2="2.85936in" svg:y2="4.27951in" draw:end-shape="id125" draw:end-glue-point="3" draw:id="id131" draw:style-name="a951" draw:name="Yhdistin: Kaareva 12">
          <svg:title/>
          <svg:desc/>
        </draw:connector>
        <draw:connector draw:type="curve" svg:x1="2.43137in" svg:y1="4.27514in" draw:start-shape="id123" draw:start-glue-point="2" svg:x2="1.90455in" svg:y2="5.65793in" draw:end-shape="id126" draw:end-glue-point="3" draw:id="id132" draw:style-name="a954" draw:transform="translate(-2.16796in -4.96654in) rotate(-4.71239) translate(2.16796in 4.96654in)" draw:name="Yhdistin: Kaareva 13">
          <svg:title/>
          <svg:desc/>
        </draw:connector>
        <draw:connector draw:type="curve" svg:x1="2.91353in" svg:y1="4.7573in" draw:start-shape="id123" draw:start-glue-point="2" svg:x2="1.42239in" svg:y2="6.14009in" draw:end-shape="id127" draw:end-glue-point="3" draw:id="id133" draw:style-name="a957" draw:transform="translate(-2.16796in -5.4487in) rotate(-4.71239) translate(2.16796in 5.4487in)" draw:name="Yhdistin: Kaareva 14">
          <svg:title/>
          <svg:desc/>
        </draw:connector>
        <draw:custom-shape svg:x="5.99482in" svg:y="3.85416in" svg:width="1.79687in" svg:height="0.875in" draw:id="id134" draw:style-name="a961" draw:name="Suorakulmio: Pyöristetyt kulmat 15">
          <svg:title/>
          <svg:desc/>
          <text:p text:style-name="a960" text:class-names="" text:cond-style-name=""><text:span text:style-name="a958" text:class-names="">wakeup_1</text:span><text:span text:style-name="a9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2.94939in" svg:width="2.34376in" svg:height="0.76563in" draw:id="id135" draw:style-name="a967" draw:name="Suorakulmio: Pyöristetyt kulmat 16">
          <svg:title/>
          <svg:desc/>
          <text:p text:style-name="a966" text:class-names="" text:cond-style-name=""><text:span text:style-name="a962" text:class-names="">w</text:span><text:span text:style-name="a963" text:class-names="">akeup</text:span><text:span text:style-name="a964" text:class-names="">_ computer_1</text:span><text:span text:style-name="a9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3.90885in" svg:width="2.34375in" svg:height="0.76563in" draw:id="id136" draw:style-name="a972" draw:name="Suorakulmio: Pyöristetyt kulmat 17">
          <svg:title/>
          <svg:desc/>
          <text:p text:style-name="a971" text:class-names="" text:cond-style-name=""><text:span text:style-name="a968" text:class-names="">t</text:span><text:span text:style-name="a969" text:class-names="">ank_1</text:span><text:span text:style-name="a9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4.87317in" svg:width="2.34376in" svg:height="0.76563in" draw:id="id137" draw:style-name="a976" draw:name="Suorakulmio: Pyöristetyt kulmat 18">
          <svg:title/>
          <svg:desc/>
          <text:p text:style-name="a975" text:class-names="" text:cond-style-name=""><text:span text:style-name="a973" text:class-names="">Mirror_1</text:span><text:span text:style-name="a9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5.8375in" svg:width="2.34376in" svg:height="0.76563in" draw:id="id138" draw:style-name="a981" draw:name="Suorakulmio: Pyöristetyt kulmat 19">
          <svg:title/>
          <svg:desc/>
          <text:p text:style-name="a980" text:class-names="" text:cond-style-name=""><text:span text:style-name="a977" text:class-names="">t</text:span><text:span text:style-name="a978" text:class-names="">akeup_hand_1</text:span><text:span text:style-name="a9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27605in" svg:y="1.98993in" svg:width="2.34376in" svg:height="0.76563in" draw:id="id139" draw:style-name="a986" draw:name="Suorakulmio: Pyöristetyt kulmat 20">
          <svg:title/>
          <svg:desc/>
          <text:p text:style-name="a985" text:class-names="" text:cond-style-name=""><text:span text:style-name="a982" text:class-names="">w</text:span><text:span text:style-name="a983" text:class-names="">akeup_cabinets_1</text:span><text:span text:style-name="a9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curve" svg:x1="8.32537in" svg:y1="3.80485in" draw:start-shape="id134" draw:start-glue-point="0" svg:x2="6.84394in" svg:y2="2.42205in" draw:end-shape="id139" draw:end-glue-point="3" draw:id="id140" draw:style-name="a989" draw:transform="translate(-7.58465in -3.11345in) rotate(-1.5708) translate(7.58465in 3.11345in)" draw:name="Yhdistin: Kaareva 21">
          <svg:title/>
          <svg:desc/>
        </draw:connector>
        <draw:connector draw:type="line" svg:x1="5.20311in" svg:y1="3.30616in" draw:start-shape="id124" draw:start-glue-point="1" svg:x2="5.99482in" svg:y2="4.29166in" draw:end-shape="id134" draw:end-glue-point="3" draw:id="id141" draw:style-name="a991" draw:name="Suora nuoliyhdysviiva 22">
          <svg:title/>
          <svg:desc/>
        </draw:connector>
        <draw:connector draw:type="curve" svg:x1="6.89326in" svg:y1="3.85416in" draw:start-shape="id135" draw:start-glue-point="3" svg:x2="8.27605in" svg:y2="3.3322in" draw:end-shape="id134" draw:end-glue-point="0" draw:id="id142" draw:style-name="a994" draw:transform="translate(-7.58465in -3.59318in) rotate(-3.14159) translate(7.58465in 3.59318in)" draw:name="Yhdistin: Kaareva 23">
          <svg:title/>
          <svg:desc/>
        </draw:connector>
        <draw:connector draw:type="curve" svg:x1="7.79169in" svg:y1="4.29166in" draw:start-shape="id136" draw:start-glue-point="3" svg:x2="8.27605in" svg:y2="4.30555in" draw:end-shape="id134" draw:end-glue-point="1" draw:id="id143" draw:style-name="a997" draw:transform="translate(-8.03387in -4.29861in) rotate(-3.14159) translate(8.03387in 4.29861in)" draw:name="Yhdistin: Kaareva 24">
          <svg:title/>
          <svg:desc/>
        </draw:connector>
        <draw:connector draw:type="curve" svg:x1="6.89326in" svg:y1="4.72916in" draw:start-shape="id137" draw:start-glue-point="3" svg:x2="8.27605in" svg:y2="5.25599in" draw:end-shape="id134" draw:end-glue-point="2" draw:id="id144" draw:style-name="a1000" draw:transform="translate(-7.58465in -4.99258in) rotate(-3.14159) translate(7.58465in 4.99258in)" draw:name="Yhdistin: Kaareva 25">
          <svg:title/>
          <svg:desc/>
        </draw:connector>
        <draw:connector draw:type="curve" svg:x1="6.89326in" svg:y1="4.72916in" draw:start-shape="id138" draw:start-glue-point="3" svg:x2="8.27605in" svg:y2="6.22031in" draw:end-shape="id134" draw:end-glue-point="2" draw:id="id145" draw:style-name="a1003" draw:transform="translate(-7.58465in -5.47474in) rotate(-3.14159) translate(7.58465in 5.47474in)" draw:name="Yhdistin: Kaareva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Otsikko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Otsikko ja sisältö">
      <presentation:placeholder presentation:object="title" svg:x="1.38in" svg:y="0.32174in" svg:width="10.6in" svg:height="1.52791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Osan ylätunniste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Kaksi sisältökohdetta">
      <presentation:placeholder presentation:object="title" svg:x="1.38in" svg:y="0.32174in" svg:width="10.6in" svg:height="1.52791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tailu">
      <presentation:placeholder presentation:object="title" svg:x="1.38in" svg:y="0.32174in" svg:width="10.6in" svg:height="1.52791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Vain otsikko">
      <presentation:placeholder presentation:object="title" svg:x="1.38in" svg:y="0.32174in" svg:width="10.6in" svg:height="1.5279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Tyhjä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Otsikollinen sisältö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Otsikollinen kuva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Otsikko ja pystysuora teksti">
      <presentation:placeholder presentation:object="title" svg:x="1.38in" svg:y="0.32174in" svg:width="10.6in" svg:height="1.52791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Pystysuora otsikko ja teksti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d34817" draw:opacity="100%" draw:stroke="solid" svg:stroke-width="0.01528in" svg:stroke-color="#9b320e" svg:stroke-opacity="100%" svg:stroke-linecap="butt"/>
    </style:default-style>
    <draw:marker draw:name="a987" svg:viewBox="0 0 20 30" svg:d="m10 0-10 30h20z"/>
    <draw:marker draw:name="a988" svg:viewBox="0 0 20 30" svg:d="m10 0-10 30h20z"/>
    <draw:marker draw:name="a885" svg:viewBox="0 0 20 30" svg:d="m10 0-10 30h20z"/>
    <draw:marker draw:name="a886" svg:viewBox="0 0 20 30" svg:d="m10 0-10 30h20z"/>
    <draw:marker draw:name="a888" svg:viewBox="0 0 20 30" svg:d="m10 0-10 30h20z"/>
    <draw:marker draw:name="a1001" svg:viewBox="0 0 20 30" svg:d="m10 0-10 30h20z"/>
    <draw:marker draw:name="a1002" svg:viewBox="0 0 20 30" svg:d="m10 0-10 30h20z"/>
    <draw:marker draw:name="a943" svg:viewBox="0 0 20 30" svg:d="m10 0-10 30h20z"/>
    <draw:marker draw:name="a944" svg:viewBox="0 0 20 30" svg:d="m10 0-10 30h20z"/>
    <draw:marker draw:name="a946" svg:viewBox="0 0 20 30" svg:d="m10 0-10 30h20z"/>
    <draw:marker draw:name="a990" svg:viewBox="0 0 20 30" svg:d="m10 0-10 30h20z"/>
    <draw:marker draw:name="a947" svg:viewBox="0 0 20 30" svg:d="m10 0-10 30h20z"/>
    <draw:marker draw:name="a949" svg:viewBox="0 0 20 30" svg:d="m10 0-10 30h20z"/>
    <draw:marker draw:name="a992" svg:viewBox="0 0 20 30" svg:d="m10 0-10 30h20z"/>
    <draw:marker draw:name="a993" svg:viewBox="0 0 20 30" svg:d="m10 0-10 30h20z"/>
    <draw:marker draw:name="a995" svg:viewBox="0 0 20 30" svg:d="m10 0-10 30h20z"/>
    <draw:marker draw:name="a996" svg:viewBox="0 0 20 30" svg:d="m10 0-10 30h20z"/>
    <draw:marker draw:name="a998" svg:viewBox="0 0 20 30" svg:d="m10 0-10 30h20z"/>
    <draw:marker draw:name="a999" svg:viewBox="0 0 20 30" svg:d="m10 0-10 30h20z"/>
    <draw:marker draw:name="a841" svg:viewBox="0 0 20 30" svg:d="m10 0-10 30h20z"/>
    <draw:marker draw:name="a842" svg:viewBox="0 0 20 30" svg:d="m10 0-10 30h20z"/>
    <draw:marker draw:name="a844" svg:viewBox="0 0 20 30" svg:d="m10 0-10 30h20z"/>
    <draw:marker draw:name="a845" svg:viewBox="0 0 20 30" svg:d="m10 0-10 30h20z"/>
    <draw:marker draw:name="a890" svg:viewBox="0 0 20 30" svg:d="m10 0-10 30h20z"/>
    <draw:marker draw:name="a847" svg:viewBox="0 0 20 30" svg:d="m10 0-10 30h20z"/>
    <draw:marker draw:name="a891" svg:viewBox="0 0 20 30" svg:d="m10 0-10 30h20z"/>
    <draw:marker draw:name="a848" svg:viewBox="0 0 20 30" svg:d="m10 0-10 30h20z"/>
    <draw:marker draw:name="a900" svg:viewBox="0 0 20 30" svg:d="m10 0-10 30h20z"/>
    <draw:marker draw:name="a893" svg:viewBox="0 0 20 30" svg:d="m10 0-10 30h20z"/>
    <draw:marker draw:name="a894" svg:viewBox="0 0 20 30" svg:d="m10 0-10 30h20z"/>
    <draw:marker draw:name="a896" svg:viewBox="0 0 20 30" svg:d="m10 0-10 30h20z"/>
    <draw:marker draw:name="a897" svg:viewBox="0 0 20 30" svg:d="m10 0-10 30h20z"/>
    <draw:marker draw:name="a950" svg:viewBox="0 0 20 30" svg:d="m10 0-10 30h20z"/>
    <draw:marker draw:name="a899" svg:viewBox="0 0 20 30" svg:d="m10 0-10 30h20z"/>
    <draw:marker draw:name="a952" svg:viewBox="0 0 20 30" svg:d="m10 0-10 30h20z"/>
    <draw:marker draw:name="a953" svg:viewBox="0 0 20 30" svg:d="m10 0-10 30h20z"/>
    <draw:marker draw:name="a955" svg:viewBox="0 0 20 30" svg:d="m10 0-10 30h20z"/>
    <draw:marker draw:name="a956" svg:viewBox="0 0 20 30" svg:d="m10 0-10 30h20z"/>
    <draw:marker draw:name="a850" svg:viewBox="0 0 20 30" svg:d="m10 0-10 30h20z"/>
    <draw:marker draw:name="a851" svg:viewBox="0 0 20 30" svg:d="m10 0-10 30h20z"/>
    <draw:marker draw:name="a853" svg:viewBox="0 0 20 30" svg:d="m10 0-10 30h20z"/>
    <draw:marker draw:name="a85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417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solid" draw:fill-color="#a6a1a1" draw:opacity="100%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4">
      <style:graphic-properties draw:fill="solid" draw:fill-color="#a6a1a1" draw:opacity="100%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>
      <style:graphic-properties draw:fill="solid" draw:fill-color="#d34817" draw:opacity="100%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>
      <style:graphic-properties draw:fill="solid" draw:fill-color="#d34817" draw:opacity="100%" draw:stroke="none"/>
    </style:style>
    <style:style style:family="text" style:name="a24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a6a1a1" draw:opacity="100%" draw:stroke="non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>
      <style:graphic-properties draw:fill="solid" draw:fill-color="#d34817" draw:opacity="100%" draw:stroke="none"/>
    </style:style>
    <style:style style:family="text" style:name="a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3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d34817" draw:opacity="100%" draw:stroke="none"/>
    </style:style>
    <style:style style:family="paragraph" style:name="a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d34817" draw:opacity="100%" draw:stroke="none"/>
    </style:style>
    <style:style style:family="text" style:name="a51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solid" draw:fill-color="#a6a1a1" draw:opacity="100%" draw:stroke="none"/>
    </style:style>
    <style:style style:family="presentation" style:name="a518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1">
      <style:graphic-properties draw:fill="solid" draw:fill-color="#a6a1a1" draw:opacity="100%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d34817" draw:opacity="100%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d34817" draw:opacity="100%" draw:stroke="none"/>
    </style:style>
    <style:style style:family="text" style:name="a12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d34817" draw:opacity="100%" draw:stroke="none"/>
    </style:style>
    <style:style style:family="graphic" style:name="a585">
      <style:graphic-properties draw:fill="solid" draw:fill-color="#69646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">
      <style:graphic-properties draw:fill="solid" draw:fill-color="#a6a1a1" draw:opacity="100%" draw:stroke="non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draw:fill="solid" draw:fill-color="#a6a1a1" draw:opacity="100%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solid" draw:fill-color="#d34817" draw:opacity="100%" draw:stroke="non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d34817" draw:opacity="100%" draw:stroke="none"/>
    </style:style>
    <style:style style:family="graphic" style:name="a418">
      <style:graphic-properties draw:fill="solid" draw:fill-color="#d34817" draw:opacity="100%" draw:stroke="none"/>
    </style:style>
    <style:style style:family="text" style:name="a41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417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3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ef8c6a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a6a1a1" draw:opacity="100%" draw:stroke="none"/>
    </style:style>
    <style:style style:family="drawing-page" style:name="a66">
      <style:drawing-page-properties draw:fill="solid" draw:fill-color="#6964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draw:fill="solid" draw:fill-color="#d34817" draw:opacity="100%" draw:stroke="non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draw:fill="solid" draw:fill-color="#a6a1a1" draw:opacity="100%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4b39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6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72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13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6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4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6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337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27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7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719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55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in"/>
        <style:text-properties fo:color="#d34817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d34817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d34817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d34817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d34817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d34817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d34817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d34817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d34817" fo:font-family="Arial" style:font-family-generic="swiss" style:font-pitch="variable" fo:font-size="80%"/>
      </text:list-level-style-bullet>
    </text:list-style>
    <text:list-style style:name="a658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">
        <style:list-level-properties text:space-before="0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d34817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d34817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32174in" svg:width="10.6in" svg:height="1.52791in" presentation:class="title" presentation:placeholder="false">
        <draw:text-box>
          <text:p text:style-name="a4" text:class-names="" text:cond-style-name=""><text:span text:style-name="a2" text:class-names="">Muokkaa ots. perustyyl. napsautt.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uokkaa tekstin perustyylejä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oinen tas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kolmas tas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ides tas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">
        <draw:frame draw:id="id6" presentation:style-name="a35" draw:name="Ylätunnisteen paikkamerkki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Päivämäärän paikkamerkki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Dian kuvan paikkamerkki 3">
          <svg:title/>
          <svg:desc/>
        </draw:page-thumbnail>
        <draw:frame draw:id="id9" presentation:style-name="a57" draw:name="Huomautusten paikkamerkki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uokkaa tekstin perustyylejä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toinen taso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viides taso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Alatunnisteen paikkamerkki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Dian numeron paikkamerkki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Otsikkodia" style:page-layout-name="pageLayout1" draw:style-name="a66">
      <draw:custom-shape svg:x="12.35in" svg:y="0in" svg:width="1in" svg:height="7.5in" draw:id="id12" draw:layer="Master1-bg" draw:style-name="a6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1" draw:name="Title 1" svg:x="1.38in" svg:y="0.83in" svg:width="10.3in" svg:height="4.42in" presentation:class="title" presentation:placeholder="false">
        <draw:text-box>
          <text:p text:style-name="a70" text:class-names="" text:cond-style-name=""><text:span text:style-name="a68" text:class-names="">Muokkaa ots. perustyyl. napsautt.</text:span><text:span text:style-name="a69" text:class-names=""/></text:p>
        </draw:text-box>
        <svg:title/>
        <svg:desc/>
      </draw:frame>
      <draw:frame draw:id="id14" presentation:style-name="a75" draw:name="Subtitle 2" svg:x="1.38in" svg:y="5.25in" svg:width="10.3in" svg:height="1.85in" presentation:class="subtitle" presentation:placeholder="false">
        <draw:text-box>
          <text:p text:style-name="a74" text:class-names="" text:cond-style-name=""><text:span text:style-name="a72" text:class-names="">Muokkaa alaotsikon perustyyliä napsautt.</text:span><text:span text:style-name="a73" text:class-names=""/></text:p>
        </draw:text-box>
        <svg:title/>
        <svg:desc/>
      </draw:frame>
      <draw:custom-shape svg:x="0in" svg:y="0in" svg:width="0.5in" svg:height="7.5in" draw:id="id15" draw:style-name="a7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transform="translate(-1.04167in -0.19965in) rotate(-4.71239) translate(12.85in 1.29167in)" draw:name="Date Placeholder 7" svg:width="2.0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/1/2000</text:date></text:span></text:p>
        </draw:text-box>
        <svg:title/>
        <svg:desc/>
      </draw:frame>
      <draw:frame draw:id="id17" presentation:style-name="a83" draw:transform="translate(-1.95833in -0.19965in) rotate(-4.71239) translate(12.85in 4.625in)" draw:name="Footer Placeholder 8" svg:width="3.91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9" svg:x="12.35in" svg:y="6.75in" svg:width="1in" svg:height="0.64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">
        <draw:frame draw:id="id6" presentation:style-name="a89" draw:name="Ylätunnisteen paikkamerkki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Päivämäärän paikkamerkki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Dian kuvan paikkamerkki 3">
          <svg:title/>
          <svg:desc/>
        </draw:page-thumbnail>
        <draw:frame draw:id="id9" presentation:style-name="a111" draw:name="Huomautusten paikkamerkki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Muokkaa tekstin perustyylejä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toinen taso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viides taso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Alatunnisteen paikkamerkki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Dian numeron paikkamerkki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Otsikko-ja-sisältö" style:page-layout-name="pageLayout1" draw:style-name="a120">
      <draw:custom-shape svg:x="12.35in" svg:y="0in" svg:width="1in" svg:height="7.5in" draw:id="id19" draw:layer="Master1-bg" draw:style-name="a12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125" draw:name="Title 1" svg:x="1.38in" svg:y="0.32174in" svg:width="10.6in" svg:height="1.52791in" presentation:class="title" presentation:placeholder="false">
        <draw:text-box>
          <text:p text:style-name="a124" text:class-names="" text:cond-style-name=""><text:span text:style-name="a122" text:class-names="">Muokkaa ots. perustyyl. napsautt.</text:span><text:span text:style-name="a123" text:class-names=""/></text:p>
        </draw:text-box>
        <svg:title/>
        <svg:desc/>
      </draw:frame>
      <draw:frame draw:id="id21" presentation:style-name="a142" draw:name="Content Placeholder 2" svg:x="1.38in" svg:y="2in" svg:width="9.4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uokkaa tekstin perustyylejä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toinen taso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kolmas taso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viides taso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/2000</text:date></text:span></text:p>
        </draw:text-box>
        <svg:title/>
        <svg:desc/>
      </draw:frame>
      <draw:frame draw:id="id23" presentation:style-name="a14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4" presentation:style-name="a152" draw:name="Slide Number Placeholder 5" svg:x="12.35in" svg:y="6.75in" svg:width="1in" svg:height="0.64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25" draw:style-name="a15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86">
        <draw:frame draw:id="id6" presentation:style-name="a156" draw:name="Ylätunnisteen paikkamerkki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1" draw:name="Päivämäärän paikkamerkki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Dian kuvan paikkamerkki 3">
          <svg:title/>
          <svg:desc/>
        </draw:page-thumbnail>
        <draw:frame draw:id="id9" presentation:style-name="a178" draw:name="Huomautusten paikkamerkki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Muokkaa tekstin perustyylejä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toinen taso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viides taso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1" draw:name="Alatunnisteen paikkamerkki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1" presentation:style-name="a185" draw:name="Dian numeron paikkamerkki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Osan-ylätunniste" style:page-layout-name="pageLayout1" draw:style-name="a187">
      <draw:custom-shape svg:x="12.35in" svg:y="0in" svg:width="1in" svg:height="7.5in" draw:id="id26" draw:layer="Master1-bg" draw:style-name="a18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Muokkaa ots. perustyyl. napsautt.</text:span><text:span text:style-name="a190" text:class-names=""/></text:p>
        </draw:text-box>
        <svg:title/>
        <svg:desc/>
      </draw:frame>
      <draw:frame draw:id="id28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uokkaa tekstin perustyylejä</text:span></text:p>
            </text:list-item>
          </text:list>
        </draw:text-box>
        <svg:title/>
        <svg:desc/>
      </draw:frame>
      <draw:frame draw:id="id29" presentation:style-name="a200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1/1/2000</text:date></text:span></text:p>
        </draw:text-box>
        <svg:title/>
        <svg:desc/>
      </draw:frame>
      <draw:frame draw:id="id30" presentation:style-name="a203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32" draw:style-name="a20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0" draw:name="Ylätunnisteen paikkamerkki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5" draw:name="Päivämäärän paikkamerkki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6" draw:name="Dian kuvan paikkamerkki 3">
          <svg:title/>
          <svg:desc/>
        </draw:page-thumbnail>
        <draw:frame draw:id="id9" presentation:style-name="a232" draw:name="Huomautusten paikkamerkki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Muokkaa tekstin perustyylejä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toinen taso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8" text:class-names="">viides taso</text:span><text:span text:style-name="a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5" draw:name="Alatunnisteen paikkamerkki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1" presentation:style-name="a239" draw:name="Dian numeron paikkamerkki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/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Kaksi-sisältökohdetta" style:page-layout-name="pageLayout1" draw:style-name="a241">
      <draw:custom-shape svg:x="12.35in" svg:y="0in" svg:width="1in" svg:height="7.5in" draw:id="id33" draw:layer="Master1-bg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46" draw:name="Title 1" svg:x="1.38in" svg:y="0.32174in" svg:width="10.6in" svg:height="1.52791in" presentation:class="title" presentation:placeholder="false">
        <draw:text-box>
          <text:p text:style-name="a245" text:class-names="" text:cond-style-name=""><text:span text:style-name="a243" text:class-names="">Muokkaa ots. perustyyl. napsautt.</text:span><text:span text:style-name="a244" text:class-names=""/></text:p>
        </draw:text-box>
        <svg:title/>
        <svg:desc/>
      </draw:frame>
      <draw:frame draw:id="id35" presentation:style-name="a263" draw:name="Content Placeholder 2" svg:x="1.38in" svg:y="2in" svg:width="4.9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uokkaa tekstin perustyylejä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toinen taso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kolmas taso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viides taso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0" draw:name="Content Placeholder 3" svg:x="6.7in" svg:y="2in" svg:width="4.9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uokkaa tekstin perustyylejä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toinen taso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kolmas taso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viides taso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1/2000</text:date></text:span></text:p>
        </draw:text-box>
        <svg:title/>
        <svg:desc/>
      </draw:frame>
      <draw:frame draw:id="id38" presentation:style-name="a28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0" draw:name="Slide Number Placeholder 6" svg:x="12.35in" svg:y="6.75in" svg:width="1in" svg:height="0.64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40" draw:style-name="a2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24">
        <draw:frame draw:id="id6" presentation:style-name="a294" draw:name="Ylätunnisteen paikkamerkki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7" presentation:style-name="a299" draw:name="Päivämäärän paikkamerkki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/></text:span><text:span text:style-name="a29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Dian kuvan paikkamerkki 3">
          <svg:title/>
          <svg:desc/>
        </draw:page-thumbnail>
        <draw:frame draw:id="id9" presentation:style-name="a316" draw:name="Huomautusten paikkamerkki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Muokkaa tekstin perustyylejä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toinen taso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viides taso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Alatunnisteen paikkamerkki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3" draw:name="Dian numeron paikkamerkki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Vertailu" style:page-layout-name="pageLayout1" draw:style-name="a325">
      <draw:custom-shape svg:x="12.35in" svg:y="0in" svg:width="1in" svg:height="7.5in" draw:id="id41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330" draw:name="Title 9" svg:x="1.38in" svg:y="0.32174in" svg:width="10.6in" svg:height="1.52791in" presentation:class="title" presentation:placeholder="false">
        <draw:text-box>
          <text:p text:style-name="a329" text:class-names="" text:cond-style-name=""><text:span text:style-name="a327" text:class-names="">Muokkaa ots. perustyyl. napsautt.</text:span><text:span text:style-name="a328" text:class-names=""/></text:p>
        </draw:text-box>
        <svg:title/>
        <svg:desc/>
      </draw:frame>
      <draw:frame draw:id="id43" presentation:style-name="a334" draw:name="Text Placeholder 2" svg:x="1.38in" svg:y="1.87408in" svg:width="4.9in" svg:height="0.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uokkaa tekstin perustyylejä</text:span></text:p>
            </text:list-item>
          </text:list>
        </draw:text-box>
        <svg:title/>
        <svg:desc/>
      </draw:frame>
      <draw:frame draw:id="id44" presentation:style-name="a351" draw:name="Content Placeholder 3" svg:x="1.38in" svg:y="2.74229in" svg:width="4.9in" svg:height="4.0077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uokkaa tekstin perustyylejä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oinen taso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kolmas taso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ides taso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55" draw:name="Text Placeholder 4" svg:x="6.7in" svg:y="1.87408in" svg:width="4.9in" svg:height="0.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uokkaa tekstin perustyylejä</text:span></text:p>
            </text:list-item>
          </text:list>
        </draw:text-box>
        <svg:title/>
        <svg:desc/>
      </draw:frame>
      <draw:frame draw:id="id46" presentation:style-name="a372" draw:name="Content Placeholder 5" svg:x="6.7in" svg:y="2.74229in" svg:width="4.9in" svg:height="4.0077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uokkaa tekstin perustyylejä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toinen taso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kolmas taso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viides taso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76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48" presentation:style-name="a379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49" presentation:style-name="a382" draw:name="Slide Number Placeholder 8" svg:x="12.35in" svg:y="6.75in" svg:width="1in" svg:height="0.64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50" draw:style-name="a38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16">
        <draw:frame draw:id="id6" presentation:style-name="a386" draw:name="Ylätunnisteen paikkamerkki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1" draw:name="Päivämäärän paikkamerkki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/></text:span><text:span text:style-name="a3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2" draw:name="Dian kuvan paikkamerkki 3">
          <svg:title/>
          <svg:desc/>
        </draw:page-thumbnail>
        <draw:frame draw:id="id9" presentation:style-name="a408" draw:name="Huomautusten paikkamerkki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Muokkaa tekstin perustyylejä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toinen taso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4" text:class-names="">viides taso</text:span><text:span text:style-name="a4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1" draw:name="Alatunnisteen paikkamerkki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1" presentation:style-name="a415" draw:name="Dian numeron paikkamerkki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  </draw:text-box>
          <svg:title/>
          <svg:desc/>
        </draw:frame>
      </presentation:notes>
    </style:master-page>
    <style:master-page style:name="Master1-Layout6-titleOnly-Vain-otsikko" style:page-layout-name="pageLayout1" draw:style-name="a417">
      <draw:custom-shape svg:x="12.35in" svg:y="0in" svg:width="1in" svg:height="7.5in" draw:id="id51" draw:layer="Master1-bg" draw:style-name="a4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22" draw:name="Title 5" svg:x="1.38in" svg:y="0.32174in" svg:width="10.6in" svg:height="1.52791in" presentation:class="title" presentation:placeholder="false">
        <draw:text-box>
          <text:p text:style-name="a421" text:class-names="" text:cond-style-name=""><text:span text:style-name="a419" text:class-names="">Muokkaa ots. perustyyl. napsautt.</text:span><text:span text:style-name="a420" text:class-names=""/></text:p>
        </draw:text-box>
        <svg:title/>
        <svg:desc/>
      </draw:frame>
      <draw:frame draw:id="id53" presentation:style-name="a426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1/1/2000</text:date></text:span></text:p>
        </draw:text-box>
        <svg:title/>
        <svg:desc/>
      </draw:frame>
      <draw:frame draw:id="id54" presentation:style-name="a429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5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56" draw:style-name="a43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66">
        <draw:frame draw:id="id6" presentation:style-name="a436" draw:name="Ylätunnisteen paikkamerkki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7" presentation:style-name="a441" draw:name="Päivämäärän paikkamerkki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7" text:class-names=""><text:date text:fixed="false" style:data-style-name="a438"/></text:span><text:span text:style-name="a4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2" draw:name="Dian kuvan paikkamerkki 3">
          <svg:title/>
          <svg:desc/>
        </draw:page-thumbnail>
        <draw:frame draw:id="id9" presentation:style-name="a458" draw:name="Huomautusten paikkamerkki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Muokkaa tekstin perustyylejä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toinen taso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viides taso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1" draw:name="Alatunnisteen paikkamerkki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5" draw:name="Dian numeron paikkamerkki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/></text:span><text:span text:style-name="a463" text:class-names=""/></text:p>
          </draw:text-box>
          <svg:title/>
          <svg:desc/>
        </draw:frame>
      </presentation:notes>
    </style:master-page>
    <style:master-page style:name="Master1-Layout7-blank-Tyhjä" style:page-layout-name="pageLayout1" draw:style-name="a467">
      <draw:custom-shape svg:x="12.35in" svg:y="0in" svg:width="1in" svg:height="7.5in" draw:id="id57" draw:layer="Master1-bg" draw:style-name="a4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472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/1/2000</text:date></text:span></text:p>
        </draw:text-box>
        <svg:title/>
        <svg:desc/>
      </draw:frame>
      <draw:frame draw:id="id59" presentation:style-name="a475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0" presentation:style-name="a478" draw:name="Slide Number Placeholder 3" svg:x="12.35in" svg:y="6.75in" svg:width="1in" svg:height="0.64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61" draw:style-name="a47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12">
        <draw:frame draw:id="id6" presentation:style-name="a482" draw:name="Ylätunnisteen paikkamerkki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7" draw:name="Päivämäärän paikkamerkki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/></text:span><text:span text:style-name="a4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8" draw:name="Dian kuvan paikkamerkki 3">
          <svg:title/>
          <svg:desc/>
        </draw:page-thumbnail>
        <draw:frame draw:id="id9" presentation:style-name="a504" draw:name="Huomautusten paikkamerkki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Muokkaa tekstin perustyylejä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toinen taso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viides taso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7" draw:name="Alatunnisteen paikkamerkki 5" svg:x="0in" svg:y="9.49826in" svg:width="3.25in" svg:height="0.50174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1" draw:name="Dian numeron paikkamerkki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/></text:span><text:span text:style-name="a509" text:class-names=""/></text:p>
          </draw:text-box>
          <svg:title/>
          <svg:desc/>
        </draw:frame>
      </presentation:notes>
    </style:master-page>
    <style:master-page style:name="Master1-Layout8-objTx-Otsikollinen-sisältö" style:page-layout-name="pageLayout1" draw:style-name="a513">
      <draw:custom-shape svg:x="12.35in" svg:y="0in" svg:width="1in" svg:height="7.5in" draw:id="id62" draw:layer="Master1-bg" draw:style-name="a5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18" draw:name="Title 1" svg:x="0.92in" svg:y="0.5in" svg:width="3.5in" svg:height="1.75in" presentation:class="title" presentation:placeholder="false">
        <draw:text-box>
          <text:p text:style-name="a517" text:class-names="" text:cond-style-name=""><text:span text:style-name="a515" text:class-names="">Muokkaa ots. perustyyl. napsautt.</text:span><text:span text:style-name="a516" text:class-names=""/></text:p>
        </draw:text-box>
        <svg:title/>
        <svg:desc/>
      </draw:frame>
      <draw:frame draw:id="id64" presentation:style-name="a535" draw:name="Content Placeholder 2" svg:x="4.92593in" svg:y="0.75in" svg:width="6.64815in" svg:height="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uokkaa tekstin perustyylejä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toinen taso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kolmas taso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viides taso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39" draw:name="Text Placeholder 3" svg:x="0.92in" svg:y="2.2963in" svg:width="3.5in" svg:height="4.16667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uokkaa tekstin perustyylejä</text:span></text:p>
            </text:list-item>
          </text:list>
        </draw:text-box>
        <svg:title/>
        <svg:desc/>
      </draw:frame>
      <draw:frame draw:id="id66" presentation:style-name="a543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/1/2000</text:date></text:span></text:p>
        </draw:text-box>
        <svg:title/>
        <svg:desc/>
      </draw:frame>
      <draw:frame draw:id="id67" presentation:style-name="a546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68" presentation:style-name="a549" draw:name="Slide Number Placeholder 6" svg:x="12.35in" svg:y="6.75in" svg:width="1in" svg:height="0.64931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2">
        <draw:frame draw:id="id6" presentation:style-name="a552" draw:name="Ylätunnisteen paikkamerkki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" presentation:style-name="a557" draw:name="Päivämäärän paikkamerkki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/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8" draw:name="Dian kuvan paikkamerkki 3">
          <svg:title/>
          <svg:desc/>
        </draw:page-thumbnail>
        <draw:frame draw:id="id9" presentation:style-name="a574" draw:name="Huomautusten paikkamerkki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Muokkaa tekstin perustyylejä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toinen taso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0" text:class-names="">viides taso</text:span><text:span text:style-name="a5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7" draw:name="Alatunnisteen paikkamerkki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1" presentation:style-name="a581" draw:name="Dian numeron paikkamerkki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  </draw:text-box>
          <svg:title/>
          <svg:desc/>
        </draw:frame>
      </presentation:notes>
    </style:master-page>
    <style:master-page style:name="Master1-Layout9-picTx-Otsikollinen-kuva" style:page-layout-name="pageLayout1" draw:style-name="a583">
      <draw:custom-shape svg:x="12.35in" svg:y="0in" svg:width="1in" svg:height="7.5in" draw:id="id69" draw:layer="Master1-bg" draw:style-name="a5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70" draw:style-name="a58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Muokkaa ots. perustyyl. napsautt.</text:span><text:span text:style-name="a587" text:class-names=""/></text:p>
        </draw:text-box>
        <svg:title/>
        <svg:desc/>
      </draw:frame>
      <draw:frame draw:id="id72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Lisää kuva napsauttamalla kuvaketta</text:span><text:span text:style-name="a591" text:class-names=""/></text:p>
        </draw:text-box>
        <svg:title/>
        <svg:desc/>
      </draw:frame>
      <draw:frame draw:id="id73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Muokkaa tekstin perustyylejä</text:span></text:p>
            </text:list-item>
          </text:list>
        </draw:text-box>
        <svg:title/>
        <svg:desc/>
      </draw:frame>
      <draw:frame draw:id="id74" presentation:style-name="a601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1/2000</text:date></text:span></text:p>
        </draw:text-box>
        <svg:title/>
        <svg:desc/>
      </draw:frame>
      <draw:frame draw:id="id75" presentation:style-name="a604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6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0">
        <draw:frame draw:id="id6" presentation:style-name="a610" draw:name="Ylätunnisteen paikkamerkki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5" draw:name="Päivämäärän paikkamerkki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1" text:class-names=""><text:date text:fixed="false" style:data-style-name="a612"/></text:span><text:span text:style-name="a61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6" draw:name="Dian kuvan paikkamerkki 3">
          <svg:title/>
          <svg:desc/>
        </draw:page-thumbnail>
        <draw:frame draw:id="id9" presentation:style-name="a632" draw:name="Huomautusten paikkamerkki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Muokkaa tekstin perustyylejä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toinen taso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8" text:class-names="">viides taso</text:span><text:span text:style-name="a6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5" draw:name="Alatunnisteen paikkamerkki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9" draw:name="Dian numeron paikkamerkki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</presentation:notes>
    </style:master-page>
    <style:master-page style:name="Master1-Layout10-vertTx-Otsikko-ja-pystysuora-teksti" style:page-layout-name="pageLayout1" draw:style-name="a641">
      <draw:custom-shape svg:x="12.35in" svg:y="0in" svg:width="1in" svg:height="7.5in" draw:id="id77" draw:layer="Master1-bg" draw:style-name="a6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46" draw:name="Title 1" svg:x="1.38in" svg:y="0.32174in" svg:width="10.6in" svg:height="1.52791in" presentation:class="title" presentation:placeholder="false">
        <draw:text-box>
          <text:p text:style-name="a645" text:class-names="" text:cond-style-name=""><text:span text:style-name="a643" text:class-names="">Muokkaa ots. perustyyl. napsautt.</text:span><text:span text:style-name="a644" text:class-names=""/></text:p>
        </draw:text-box>
        <svg:title/>
        <svg:desc/>
      </draw:frame>
      <draw:frame draw:id="id79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uokkaa tekstin perustyylejä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oinen taso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kolmas taso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ides taso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6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1/1/2000</text:date></text:span></text:p>
        </draw:text-box>
        <svg:title/>
        <svg:desc/>
      </draw:frame>
      <draw:frame draw:id="id81" presentation:style-name="a67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2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83" draw:style-name="a67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07">
        <draw:frame draw:id="id6" presentation:style-name="a677" draw:name="Ylätunnisteen paikkamerkki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2" draw:name="Päivämäärän paikkamerkki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/></text:span><text:span text:style-name="a68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3" draw:name="Dian kuvan paikkamerkki 3">
          <svg:title/>
          <svg:desc/>
        </draw:page-thumbnail>
        <draw:frame draw:id="id9" presentation:style-name="a699" draw:name="Huomautusten paikkamerkki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Muokkaa tekstin perustyylejä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toinen taso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5" text:class-names="">viides taso</text:span><text:span text:style-name="a6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2" draw:name="Alatunnisteen paikkamerkki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Dian numeron paikkamerkki 6" svg:x="4.24826in" svg:y="9.49826in" svg:width="3.25in" svg:height="0.50174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  </draw:text-box>
          <svg:title/>
          <svg:desc/>
        </draw:frame>
      </presentation:notes>
    </style:master-page>
    <style:master-page style:name="Master1-Layout11-vertTitleAndTx-Pystysuora-otsikko-ja-teksti" style:page-layout-name="pageLayout1" draw:style-name="a708">
      <draw:custom-shape svg:x="12.35in" svg:y="0in" svg:width="1in" svg:height="7.5in" draw:id="id84" draw:layer="Master1-bg" draw:style-name="a70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13" draw:name="Vertical Title 1" svg:x="9.45833in" svg:y="0.41667in" svg:width="2.70833in" svg:height="6.44965in" presentation:class="title" presentation:placeholder="false">
        <draw:text-box>
          <text:p text:style-name="a712" text:class-names="" text:cond-style-name=""><text:span text:style-name="a710" text:class-names="">Muokkaa ots. perustyyl. napsautt.</text:span><text:span text:style-name="a711" text:class-names=""/></text:p>
        </draw:text-box>
        <svg:title/>
        <svg:desc/>
      </draw:frame>
      <draw:frame draw:id="id86" presentation:style-name="a730" draw:name="Vertical Text Placeholder 2" svg:x="0.83333in" svg:y="0.41667in" svg:width="8.45833in" svg:height="6.44965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uokkaa tekstin perustyylejä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toinen taso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kolmas taso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viides taso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3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33" text:class-names="" text:cond-style-name=""><text:span text:style-name="a731" text:class-names=""><text:date text:fixed="false" style:data-style-name="a732">1/1/2000</text:date></text:span></text:p>
        </draw:text-box>
        <svg:title/>
        <svg:desc/>
      </draw:frame>
      <draw:frame draw:id="id88" presentation:style-name="a73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89" presentation:style-name="a740" draw:name="Slide Number Placeholder 5" svg:x="12.35in" svg:y="6.75in" svg:width="1in" svg:height="0.64931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90" draw:style-name="a7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74">
        <draw:frame draw:id="id6" presentation:style-name="a744" draw:name="Ylätunnisteen paikkamerkki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" presentation:style-name="a749" draw:name="Päivämäärän paikkamerkki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5" text:class-names=""><text:date text:fixed="false" style:data-style-name="a746"/></text:span><text:span text:style-name="a74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0" draw:name="Dian kuvan paikkamerkki 3">
          <svg:title/>
          <svg:desc/>
        </draw:page-thumbnail>
        <draw:frame draw:id="id9" presentation:style-name="a766" draw:name="Huomautusten paikkamerkki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Muokkaa tekstin perustyylejä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toinen taso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kolmas taso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neljäs t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2" text:class-names="">viides taso</text:span><text:span text:style-name="a7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9" draw:name="Alatunnisteen paikkamerkki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1" presentation:style-name="a773" draw:name="Dian numeron paikkamerkki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0" text:class-names=""><text:page-number style:num-format="1" text:fixed="false"/></text:span><text:span text:style-name="a77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xtgame</dc:title>
    <meta:initial-creator>Tero Pelkonen</meta:initial-creator>
    <dc:creator>Tero Pelkonen</dc:creator>
    <meta:creation-date>2018-03-02T10:52:18Z</meta:creation-date>
    <dc:date>2018-03-02T11:16:36Z</dc:date>
    <meta:template xlink:href="TM03457515%5b%5bfn=Näkymä%5d%5d" xlink:type="simple"/>
    <meta:editing-cycles>2</meta:editing-cycles>
    <meta:editing-duration>PT1457S</meta:editing-duration>
    <meta:document-statistic meta:paragraph-count="34" meta:word-count="112"/>
  </office:meta>
</office:document-meta>
</file>